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svg:font-family="Roboto" style:font-pitch="variable"/>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24mm"/>
    </style:style>
    <style:style style:name="co2" style:family="table-column">
      <style:table-column-properties fo:break-before="auto" style:column-width="51.47mm"/>
    </style:style>
    <style:style style:name="co3" style:family="table-column">
      <style:table-column-properties fo:break-before="auto" style:column-width="87.49mm"/>
    </style:style>
    <style:style style:name="co4" style:family="table-column">
      <style:table-column-properties fo:break-before="auto" style:column-width="300.64mm"/>
    </style:style>
    <style:style style:name="co5" style:family="table-column">
      <style:table-column-properties fo:break-before="auto" style:column-width="24.82mm"/>
    </style:style>
    <style:style style:name="co6" style:family="table-column">
      <style:table-column-properties fo:break-before="auto" style:column-width="26.37mm"/>
    </style:style>
    <style:style style:name="ro1" style:family="table-row">
      <style:table-row-properties style:row-height="8.47mm" fo:break-before="auto" style:use-optimal-row-height="false"/>
    </style:style>
    <style:style style:name="ro2" style:family="table-row">
      <style:table-row-properties style:row-height="8.73mm" fo:break-before="auto" style:use-optimal-row-height="false"/>
    </style:style>
    <style:style style:name="ro3" style:family="table-row">
      <style:table-row-properties style:row-height="25.52mm" fo:break-before="auto" style:use-optimal-row-height="true"/>
    </style:style>
    <style:style style:name="ro4" style:family="table-row">
      <style:table-row-properties style:row-height="20.53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6.05mm" fo:break-before="auto" style:use-optimal-row-height="true"/>
    </style:style>
    <style:style style:name="ro9" style:family="table-row">
      <style:table-row-properties style:row-height="15.58mm" fo:break-before="auto" style:use-optimal-row-height="true"/>
    </style:style>
    <style:style style:name="ro10" style:family="table-row">
      <style:table-row-properties style:row-height="5.29mm" fo:break-before="auto" style:use-optimal-row-height="true"/>
    </style:style>
    <style:style style:name="ro11" style:family="table-row">
      <style:table-row-properties style:row-height="35.52mm" fo:break-before="auto" style:use-optimal-row-height="true"/>
    </style:style>
    <style:style style:name="ro12" style:family="table-row">
      <style:table-row-properties style:row-height="21.06mm" fo:break-before="auto" style:use-optimal-row-height="true"/>
    </style:style>
    <style:style style:name="ro13" style:family="table-row">
      <style:table-row-properties style:row-height="40.53mm" fo:break-before="auto" style:use-optimal-row-height="true"/>
    </style:style>
    <style:style style:name="ro14" style:family="table-row">
      <style:table-row-properties style:row-height="11.04m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fix" style:repeat-content="false" fo:wrap-option="wrap" style:vertical-align="top"/>
      <style:paragraph-properties fo:text-align="center" fo:margin-left="0mm"/>
      <style:text-properties style:font-name="Roboto Condensed"/>
    </style:style>
    <style:style style:name="ce4"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Roboto"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wrap-option="wrap" style:vertical-align="top"/>
      <style:text-properties style:font-name="Roboto Condensed"/>
    </style:style>
    <style:style style:name="ce7" style:family="table-cell" style:parent-style-name="Default">
      <style:table-cell-properties fo:wrap-option="wrap" style:vertical-align="top"/>
      <style:text-properties fo:color="#0066b3" style:font-name="Roboto Condensed" fo:font-style="italic" fo:font-weight="bold" style:font-style-asian="italic" style:font-weight-asian="bold" style:font-style-complex="italic" style:font-weight-complex="bold"/>
    </style:style>
    <style:style style:name="ce8" style:family="table-cell" style:parent-style-name="Default">
      <style:table-cell-properties style:vertical-align="top"/>
    </style:style>
    <style:style style:name="ce9" style:family="table-cell" style:parent-style-name="Default">
      <style:table-cell-properties style:text-align-source="fix" style:repeat-content="false" fo:wrap-option="wrap" style:rotation-align="none" style:vertical-align="middle"/>
      <style:paragraph-properties fo:text-align="start" fo:margin-left="0mm"/>
      <style:text-properties fo:color="#000000"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ce10" style:family="table-cell" style:parent-style-name="Default">
      <style:table-cell-properties fo:wrap-option="no-wrap" style:rotation-align="none" style:vertical-align="middle"/>
      <style:text-properties fo:color="#000000"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style:text-align-source="fix" style:repeat-content="false" fo:wrap-option="wrap" style:vertical-align="middle"/>
      <style:paragraph-properties fo:text-align="start" fo:margin-left="0mm"/>
      <style:text-properties style:font-name="Roboto" fo:font-size="13pt" style:font-size-asian="13pt" style:font-size-complex="13pt"/>
    </style:style>
    <style:style style:name="ce12" style:family="table-cell" style:parent-style-name="Default">
      <style:table-cell-properties fo:wrap-option="no-wrap" style:vertical-align="middle"/>
      <style:text-properties style:font-name="Roboto"/>
    </style:style>
    <style:style style:name="ce13" style:family="table-cell" style:parent-style-name="Default">
      <style:table-cell-properties style:text-align-source="fix" style:repeat-content="false" style:vertical-align="middle"/>
      <style:paragraph-properties fo:text-align="start" fo:margin-left="0mm"/>
      <style:text-properties fo:font-size="13pt" style:font-size-asian="13pt" style:font-size-complex="13pt"/>
    </style:style>
    <style:style style:name="ce14" style:family="table-cell" style:parent-style-name="Default">
      <style:table-cell-properties fo:wrap-option="no-wrap" style:vertical-align="middle"/>
    </style:style>
    <style:style style:name="T1" style:family="text">
      <style:text-properties fo:color="#0066b3" fo:font-weight="bold" fo:font-style="italic" style:font-weight-asian="bold" style:font-weight-complex="bold" style:font-style-asian="italic" style:font-style-complex="italic"/>
    </style:style>
    <style:style style:name="T2" style:family="text">
      <style:text-properties style:language-asian="zh" style:country-asian="CN" style:language-complex="hi" style:country-complex="IN" fo:font-size="12pt" fo:font-weight="bold" style:text-underline-style="none" style:text-underline-color="font-color" style:text-line-through-type="none" fo:font-style="italic" style:text-outline="false" fo:text-shadow="none" style:text-line-through-mode="continuous" fo:language="fr" fo:country="FR" fo:color="#0066b3" style:font-name="Roboto Condensed" style:font-name-asian="Noto Sans CJK SC" style:font-relief="none" style:text-emphasize="none" style:font-style-complex="italic" style:font-style-asian="italic" style:font-weight-complex="bold" style:font-weight-asian="bold" style:font-size-complex="12pt" style:font-size-asian="12pt" style:font-name-complex="Arial" style:text-overline-style="none" style:text-overline-color="font-color"/>
    </style:style>
    <style:style style:name="T3" style:family="text">
      <style:text-properties style:language-asian="zh" style:country-asian="CN" style:language-complex="hi" style:country-complex="IN" fo:font-size="12pt" style:text-underline-style="none" style:text-underline-color="font-color" style:text-line-through-type="none" style:text-outline="false" fo:text-shadow="none" style:text-line-through-mode="continuous" fo:language="fr" fo:country="FR" style:font-name="Roboto Condensed" style:font-name-asian="Noto Sans CJK SC" style:font-relief="none" style:text-emphasize="none" style:font-size-complex="12pt" style:font-size-asian="12pt" style:font-name-complex="Arial" style:text-overline-style="none" style:text-overline-color="font-color" fo:color="#000000" fo:font-weight="normal" fo:font-style="normal" style:font-weight-asian="normal" style:font-weight-complex="normal" style:font-style-asian="normal" style:font-style-complex="normal"/>
    </style:style>
    <style:style style:name="T4" style:family="text">
      <style:text-properties fo:color="#000000" style:font-name="Roboto Condensed"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alyse" table:style-name="ta1">
        <office:forms form:automatic-focus="false" form:apply-design-mode="false"/>
        <table:table-column table:style-name="co1" table:default-cell-style-name="ce3"/>
        <table:table-column table:style-name="co2" table:default-cell-style-name="ce5"/>
        <table:table-column table:style-name="co3" table:number-columns-repeated="4" table:default-cell-style-name="ce5"/>
        <table:table-column table:style-name="co4" table:default-cell-style-name="ce5"/>
        <table:table-column table:style-name="co5" table:number-columns-repeated="20" table:default-cell-style-name="ce5"/>
        <table:table-column table:style-name="co6" table:number-columns-repeated="992" table:default-cell-style-name="ce5"/>
        <table:table-column table:style-name="co6" table:number-columns-repeated="4" table:default-cell-style-name="ce8"/>
        <table:table-column table:style-name="co6" table:default-cell-style-name="Default"/>
        <table:table-row table:style-name="ro1">
          <table:table-cell table:style-name="ce1"/>
          <table:table-cell table:style-name="ce1" office:value-type="string" calcext:value-type="string">
            <text:p>Categorie</text:p>
          </table:table-cell>
          <table:table-cell table:style-name="ce1" office:value-type="string" calcext:value-type="string">
            <text:p>Problème analysé</text:p>
          </table:table-cell>
          <table:table-cell table:style-name="ce1" office:value-type="string" calcext:value-type="string">
            <text:p>Bonne pratique à adopter</text:p>
          </table:table-cell>
          <table:table-cell table:style-name="ce1" office:value-type="string" calcext:value-type="string">
            <text:p>Explication du problème</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9" table:number-columns-repeated="20"/>
          <table:table-cell table:style-name="ce11" table:number-columns-repeated="992"/>
          <table:table-cell table:style-name="ce13" table:number-columns-repeated="4"/>
          <table:table-cell/>
        </table:table-row>
        <table:table-row table:style-name="ro2">
          <table:table-cell table:style-name="ce2"/>
          <table:table-cell table:style-name="ce4" office:value-type="string" calcext:value-type="string">
            <text:p>Mots clé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3">
          <table:table-cell office:value-type="float" office:value="1" calcext:value-type="float">
            <text:p>1</text:p>
          </table:table-cell>
          <table:table-cell office:value-type="string" calcext:value-type="string">
            <text:p>SEO / Recommandation</text:p>
          </table:table-cell>
          <table:table-cell office:value-type="string" calcext:value-type="string">
            <text:p>Principal mot-clé ciblé (cf. mail de Sophie Vasseur) : <text:span text:style-name="T1">« entreprise webdesign Lyon »</text:span></text:p>
          </table:table-cell>
          <table:table-cell office:value-type="string" calcext:value-type="string">
            <text:p>Cibler un mot clé recherché ET avec peu de concurrence</text:p>
          </table:table-cell>
          <table:table-cell office:value-type="string" calcext:value-type="string">
            <text:p>Ce mot clé a assez peu de concurrence (note de 28/100) par contre, trop peu de recherches (10 recherches /mois)</text:p>
          </table:table-cell>
          <table:table-cell office:value-type="string" calcext:value-type="string">
            <text:p>Préférer cibler « création site internet lyon » : beaucoup plus de volume (720/mois) et légèrement moins de concurrence (note de 23/100)</text:p>
            <text:p>Ou encore « webdesigner lyon » : (350/mois) et (note de 25/100)</text:p>
          </table:table-cell>
          <table:table-cell office:value-type="string" calcext:value-type="string">
            <text:p>1. <text:a xlink:href="https://app.kwfinder.com/" xlink:type="simple">https://app.kwfinder.com</text:a></text:p>
            <text:p>2. <text:a xlink:href="https://mangools.com/blog/keyword-research" xlink:type="simple">https://mangools.com/blog/keyword-research</text:a></text:p>
          </table:table-cell>
          <table:table-cell table:number-columns-repeated="1017"/>
        </table:table-row>
        <table:table-row table:style-name="ro4">
          <table:table-cell office:value-type="float" office:value="2" calcext:value-type="float">
            <text:p>2</text:p>
          </table:table-cell>
          <table:table-cell office:value-type="string" calcext:value-type="string">
            <text:p>SEO / Recommandation</text:p>
          </table:table-cell>
          <table:table-cell office:value-type="string" calcext:value-type="string">
            <text:p><text:span text:style-name="T2">1 seul mot clé</text:span><text:span text:style-name="T3"> ciblé (cf. mail de Sophie Vasseur)</text:span></text:p>
          </table:table-cell>
          <table:table-cell office:value-type="string" calcext:value-type="string">
            <text:p>Cibler plusieurs mots clés pour diversifier les « portes d’entrées » sur le site</text:p>
          </table:table-cell>
          <table:table-cell office:value-type="string" calcext:value-type="string">
            <text:p>Cibler 1 seul mot clé n’est pas optimal</text:p>
          </table:table-cell>
          <table:table-cell office:value-type="string" calcext:value-type="string">
            <text:p>Créer du contenu à haute valeur ajoutée, organisé et hiérarchisé. Chaque page ciblera un mot clé proche du domaine du web. (verbes d’action ou questions peuvent être de bonnes pistes)</text:p>
          </table:table-cell>
          <table:table-cell office:value-type="string" calcext:value-type="string">
            <text:p><text:a xlink:href="https://mangools.com/blog/keyword-research/?ref=header-app-kw#anchor-3" xlink:type="simple">https://mangools.com/blog/keyword-research/?ref=header-app-kw#anchor-3</text:a></text:p>
          </table:table-cell>
          <table:table-cell table:number-columns-repeated="1017"/>
        </table:table-row>
        <table:table-row table:style-name="ro4">
          <table:table-cell office:value-type="float" office:value="3" calcext:value-type="float">
            <text:p>3</text:p>
          </table:table-cell>
          <table:table-cell office:value-type="string" calcext:value-type="string">
            <text:p>SEO / Recommandation</text:p>
          </table:table-cell>
          <table:table-cell table:style-name="ce7" office:value-type="string" calcext:value-type="string">
            <text:p>Peu de contenu</text:p>
          </table:table-cell>
          <table:table-cell office:value-type="string" calcext:value-type="string">
            <text:p>- minimum 400, voire 600-700 mots par page</text:p>
            <text:p>- créer plusieurs pages à associer à des mots clés différents</text:p>
          </table:table-cell>
          <table:table-cell office:value-type="string" calcext:value-type="string">
            <text:p>Le contenu du site web est trop léger pour attirer un volume important de visiteurs</text:p>
          </table:table-cell>
          <table:table-cell office:value-type="string" calcext:value-type="string">
            <text:p>Créer plus de pages, avec plus de contenu : minimum 400 mots par pages, ou mieux 600-700 mots</text:p>
            <text:p>Attention, ne pas dupliquer le contenu</text:p>
          </table:table-cell>
          <table:table-cell office:value-type="string" calcext:value-type="string">
            <text:p>1. <text:a xlink:href="https://mangools.com/blog/keyword-research/?ref=header-app-kw#anchor-3" xlink:type="simple">https://mangools.com/blog/keyword-research/?ref=header-app-kw#anchor-3</text:a></text:p>
            <text:p>2. <text:a xlink:href="https://www.forbes.com/sites/jaysondemers/2017/07/18/how-long-should-your-content-be-for-optimal-seo" xlink:type="simple">https://www.forbes.com/sites/jaysondemers/2017/07/18/how-long-should-your-content-be-for-optimal-seo</text:a></text:p>
          </table:table-cell>
          <table:table-cell table:number-columns-repeated="1017"/>
        </table:table-row>
        <table:table-row table:style-name="ro2">
          <table:table-cell table:style-name="ce2"/>
          <table:table-cell table:style-name="ce4" office:value-type="string" calcext:value-type="string">
            <text:p>Fichier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5">
          <table:table-cell office:value-type="float" office:value="4" calcext:value-type="float">
            <text:p>4</text:p>
          </table:table-cell>
          <table:table-cell office:value-type="string" calcext:value-type="string">
            <text:p>SEO / Accessibilité</text:p>
          </table:table-cell>
          <table:table-cell office:value-type="string" calcext:value-type="string">
            <text:p><text:span text:style-name="T1">Nom du fichier</text:span> de contact</text:p>
          </table:table-cell>
          <table:table-cell office:value-type="string" calcext:value-type="string">
            <text:p>URL doit être intelligible</text:p>
          </table:table-cell>
          <table:table-cell office:value-type="string" calcext:value-type="string">
            <text:p>Ce nom de fichier « page2.html » implique une URL non intelligible</text:p>
          </table:table-cell>
          <table:table-cell office:value-type="string" calcext:value-type="string">
            <text:p>Renommer la « page2.html » en « contact.html » (attention, modifier tous les liens internes aussi..)</text:p>
          </table:table-cell>
          <table:table-cell table:style-name="ce8" office:value-type="string" calcext:value-type="string">
            <text:p>1. <text:a xlink:href="https://moz.com/learn/seo/url" xlink:type="simple">https://moz.com/learn/seo/url</text:a></text:p>
            <text:p>2. <text:a xlink:href="https://support.google.com/webmasters/answer/76329?hl=fr&amp;ref_topic=9460495" xlink:type="simple">https://support.google.com/webmasters/answer/76329?hl=fr&amp;ref_topic=9460495</text:a></text:p>
          </table:table-cell>
          <table:table-cell table:number-columns-repeated="1017"/>
        </table:table-row>
        <table:table-row table:style-name="ro2">
          <table:table-cell table:style-name="ce2"/>
          <table:table-cell table:style-name="ce4" office:value-type="string" calcext:value-type="string">
            <text:p>&lt;head&gt; et balises meta</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6">
          <table:table-cell office:value-type="float" office:value="5" calcext:value-type="float">
            <text:p>5</text:p>
          </table:table-cell>
          <table:table-cell office:value-type="string" calcext:value-type="string">
            <text:p>SEO</text:p>
          </table:table-cell>
          <table:table-cell office:value-type="string" calcext:value-type="string">
            <text:p><text:span text:style-name="T1">Attribut lang</text:span> sur la balise html</text:p>
          </table:table-cell>
          <table:table-cell office:value-type="string" calcext:value-type="string">
            <text:p>Doit indiquer la langue utilisée pour la page</text:p>
          </table:table-cell>
          <table:table-cell office:value-type="string" calcext:value-type="string">
            <text:p>Une mauvaise utilisation de cet attribut ne permet pas à Google de cibler spécifiquement le public français</text:p>
          </table:table-cell>
          <table:table-cell office:value-type="string" calcext:value-type="string">
            <text:p>Ajouter « fr » à l’attribut html : &lt;html lang="fr"&gt; … &lt;/html&gt;</text:p>
          </table:table-cell>
          <table:table-cell table:style-name="ce8" office:value-type="string" calcext:value-type="string">
            <text:p><text:a xlink:href="https://www.w3.org/International/questions/qa-html-language-declarations.fr" xlink:type="simple">https://www.w3.org/International/questions/qa-html-language-declarations.fr</text:a></text:p>
          </table:table-cell>
          <table:table-cell table:number-columns-repeated="1017"/>
        </table:table-row>
        <table:table-row table:style-name="ro7">
          <table:table-cell office:value-type="float" office:value="6" calcext:value-type="float">
            <text:p>6</text:p>
          </table:table-cell>
          <table:table-cell office:value-type="string" calcext:value-type="string">
            <text:p>SEO / Accessibilité</text:p>
          </table:table-cell>
          <table:table-cell office:value-type="string" calcext:value-type="string">
            <text:p>Balise <text:span text:style-name="T1">titre</text:span></text:p>
          </table:table-cell>
          <table:table-cell office:value-type="string" calcext:value-type="string">
            <text:p>Le titre doit être présent et significatif</text:p>
          </table:table-cell>
          <table:table-cell office:value-type="string" calcext:value-type="string">
            <text:p>Le titre est incohérent</text:p>
          </table:table-cell>
          <table:table-cell office:value-type="string" calcext:value-type="string">
            <text:p>Donner un titre cohérent à chaque page</text:p>
          </table:table-cell>
          <table:table-cell office:value-type="string" calcext:value-type="string">
            <text:p>1. <text:a xlink:href="https://support.google.com/webmasters/answer/7451184?hl=fr#goodtitlesandsnippets" xlink:type="simple">https://support.google.com/webmasters/answer/7451184?hl=fr#goodtitlesandsnippets</text:a></text:p>
            <text:p>2. <text:a xlink:href="https://www.w3.org/TR/WCAG21/#page-titled" xlink:type="simple">https://www.w3.org/TR/WCAG21/#page-titled</text:a></text:p>
          </table:table-cell>
          <table:table-cell table:number-columns-repeated="1017"/>
        </table:table-row>
        <table:table-row table:style-name="ro8">
          <table:table-cell office:value-type="float" office:value="7" calcext:value-type="float">
            <text:p>7</text:p>
          </table:table-cell>
          <table:table-cell office:value-type="string" calcext:value-type="string">
            <text:p>SEO / Accessibilité</text:p>
          </table:table-cell>
          <table:table-cell office:value-type="string" calcext:value-type="string">
            <text:p>Balise <text:span text:style-name="T1">meta description</text:span></text:p>
          </table:table-cell>
          <table:table-cell office:value-type="string" calcext:value-type="string">
            <text:p>La description doit être présente et significative</text:p>
          </table:table-cell>
          <table:table-cell office:value-type="string" calcext:value-type="string">
            <text:p>La description est incohérente</text:p>
          </table:table-cell>
          <table:table-cell office:value-type="string" calcext:value-type="string">
            <text:p>Donner une description cohérente à chaque page</text:p>
          </table:table-cell>
          <table:table-cell office:value-type="string" calcext:value-type="string">
            <text:p><text:a xlink:href="https://support.google.com/webmasters/answer/7451184?hl=fr#descriptionmeta" xlink:type="simple">https://support.google.com/webmasters/answer/7451184?hl=fr#descriptionmeta</text:a></text:p>
          </table:table-cell>
          <table:table-cell table:number-columns-repeated="1017"/>
        </table:table-row>
        <table:table-row table:style-name="ro9">
          <table:table-cell office:value-type="float" office:value="8" calcext:value-type="float">
            <text:p>8</text:p>
          </table:table-cell>
          <table:table-cell office:value-type="string" calcext:value-type="string">
            <text:p>SEO</text:p>
          </table:table-cell>
          <table:table-cell office:value-type="string" calcext:value-type="string">
            <text:p>Balise <text:span text:style-name="T1">meta robots</text:span></text:p>
          </table:table-cell>
          <table:table-cell office:value-type="string" calcext:value-type="string">
            <text:p>Indiquer à Google d’indexer la page et de suivre les liens avec la balise meta robots en la mettant sur <text:s/>"index, follow"</text:p>
          </table:table-cell>
          <table:table-cell office:value-type="string" calcext:value-type="string">
            <text:p>Balise inexistante</text:p>
          </table:table-cell>
          <table:table-cell office:value-type="string" calcext:value-type="string">
            <text:p><text:span text:style-name="T4">Ajouter la balise &lt;meta name="robots" content="index, follow</text:span>"&gt; sur les 2 pages</text:p>
          </table:table-cell>
          <table:table-cell office:value-type="string" calcext:value-type="string">
            <text:p>1. <text:a xlink:href="https://developers.google.com/search/reference/robots_meta_tag?hl=fr" xlink:type="simple">https://developers.google.com/search/reference/robots_meta_tag?hl=fr</text:a></text:p>
            <text:p><text:span text:style-name="T4">2. </text:span><text:span text:style-name="T4"><text:a xlink:href="https://moz.com/learn/seo/robots-meta-directives" xlink:type="simple">https://moz.com/learn/seo/robots-meta-directives</text:a></text:span></text:p>
          </table:table-cell>
          <table:table-cell table:number-columns-repeated="1017"/>
        </table:table-row>
        <table:table-row table:style-name="ro6">
          <table:table-cell office:value-type="float" office:value="9" calcext:value-type="float">
            <text:p>9</text:p>
          </table:table-cell>
          <table:table-cell office:value-type="string" calcext:value-type="string">
            <text:p>SEO / Recommandation</text:p>
          </table:table-cell>
          <table:table-cell office:value-type="string" calcext:value-type="string">
            <text:p>Balise <text:span text:style-name="T1">meta keywords</text:span></text:p>
          </table:table-cell>
          <table:table-cell office:value-type="string" calcext:value-type="string">
            <text:p>Cette balise est inutile</text:p>
          </table:table-cell>
          <table:table-cell office:value-type="string" calcext:value-type="string">
            <text:p>Cette balise n’est plus du tout utilisée par les moteurs de recherches. Certaines sources disent qu’elle pourrait même être contre-productive</text:p>
          </table:table-cell>
          <table:table-cell office:value-type="string" calcext:value-type="string">
            <text:p>Supprimer cette balise</text:p>
          </table:table-cell>
          <table:table-cell office:value-type="string" calcext:value-type="string">
            <text:p>1. <text:a xlink:href="https://youtu.be/jK7IPbnmvVU" xlink:type="simple">https://youtu.be/jK7IPbnmvVU</text:a></text:p>
            <text:p>2. <text:a xlink:href="https://yoast.com/meta-keywords/" xlink:type="simple">https://yoast.com/meta-keywords/</text:a></text:p>
          </table:table-cell>
          <table:table-cell table:number-columns-repeated="1017"/>
        </table:table-row>
        <table:table-row table:style-name="ro3">
          <table:table-cell office:value-type="float" office:value="10" calcext:value-type="float">
            <text:p>10</text:p>
          </table:table-cell>
          <table:table-cell office:value-type="string" calcext:value-type="string">
            <text:p>SEO</text:p>
          </table:table-cell>
          <table:table-cell office:value-type="string" calcext:value-type="string">
            <text:p>Balises <text:span text:style-name="T1">Open Graph et Twitter Card</text:span></text:p>
          </table:table-cell>
          <table:table-cell office:value-type="string" calcext:value-type="string">
            <text:p>Il est conseillé d’inclure ces balise et d’y mettre un contenu significatif</text:p>
          </table:table-cell>
          <table:table-cell office:value-type="string" calcext:value-type="string">
            <text:p>Ces balises permettent de donner des informations aux réseaux sociaux lorsqu’ils génèrent le lien vers le site. Ce qui peut augmenter le trafic en provenance de ces derniers, et dont améliorer indirectement le SEO</text:p>
          </table:table-cell>
          <table:table-cell office:value-type="string" calcext:value-type="string">
            <text:p>Ajouter ces balises</text:p>
          </table:table-cell>
          <table:table-cell office:value-type="string" calcext:value-type="string">
            <text:p>1. <text:a xlink:href="https://smartkeyword.io/seo-on-page-open-graph-twitter-card/" xlink:type="simple">https://smartkeyword.io/seo-on-page-open-graph-twitter-card/</text:a></text:p>
            <text:p>2. <text:a xlink:href="https://developers.facebook.com/docs/sharing/webmasters?locale=fr_FR" xlink:type="simple">https://developers.facebook.com/docs/sharing/webmasters?locale=fr_FR</text:a></text:p>
          </table:table-cell>
          <table:table-cell table:number-columns-repeated="1017"/>
        </table:table-row>
        <table:table-row table:style-name="ro7">
          <table:table-cell office:value-type="float" office:value="11" calcext:value-type="float">
            <text:p>11</text:p>
          </table:table-cell>
          <table:table-cell office:value-type="string" calcext:value-type="string">
            <text:p>SEO</text:p>
          </table:table-cell>
          <table:table-cell table:style-name="ce7" office:value-type="string" calcext:value-type="string">
            <text:p>Google Analytics</text:p>
          </table:table-cell>
          <table:table-cell office:value-type="string" calcext:value-type="string">
            <text:p>Vérifier les « Key Performance Indicators » de Google Analytics régulièrement</text:p>
          </table:table-cell>
          <table:table-cell office:value-type="string" calcext:value-type="string">
            <text:p>Google Analytics n’était pas installé</text:p>
          </table:table-cell>
          <table:table-cell office:value-type="string" calcext:value-type="string">
            <text:p>Installer Google Analytics et vérifier les KPI régulièrement</text:p>
          </table:table-cell>
          <table:table-cell table:style-name="ce8" office:value-type="string" calcext:value-type="string">
            <text:p><text:a xlink:href="https://analytics.google.com/" xlink:type="simple">https://analytics.google.com</text:a></text:p>
          </table:table-cell>
          <table:table-cell table:number-columns-repeated="1017"/>
        </table:table-row>
        <table:table-row table:style-name="ro10">
          <table:table-cell table:style-name="ce2"/>
          <table:table-cell table:style-name="ce4" office:value-type="string" calcext:value-type="string">
            <text:p>Contenu des pages existante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11">
          <table:table-cell office:value-type="float" office:value="12" calcext:value-type="float">
            <text:p>12</text:p>
          </table:table-cell>
          <table:table-cell office:value-type="string" calcext:value-type="string">
            <text:p>SEO / Accessibilité</text:p>
          </table:table-cell>
          <table:table-cell office:value-type="string" calcext:value-type="string">
            <text:p><text:span text:style-name="T1">Titres h2</text:span> sous forme d’images</text:p>
          </table:table-cell>
          <table:table-cell office:value-type="string" calcext:value-type="string">
            <text:p>Les titres h2 permettent de structurer le contenu de la page pour l’accessibilité, ils devraient contenir le mot clé (ou un synonyme) pour le SEO</text:p>
          </table:table-cell>
          <table:table-cell office:value-type="string" calcext:value-type="string">
            <text:p>Actuellement les titres apparentés à du niveau h2 sont affichés sous forme d’images. Plusieurs conséquences :</text:p>
            <text:p>-  mauvais référencement</text:p>
            <text:p>-  mauvaise accessibilité</text:p>
            <text:p>- bugs d’affichage sur les mobiles</text:p>
            <text:p>- plus lent à charger que tu texte</text:p>
          </table:table-cell>
          <table:table-cell office:value-type="string" calcext:value-type="string">
            <text:p>Supprimer l’image, et réécrire le texte sous forme de balise de titre h2</text:p>
          </table:table-cell>
          <table:table-cell office:value-type="string" calcext:value-type="string">
            <text:p><text:a xlink:href="https://yoast.com/how-to-use-headings-on-your-site/" xlink:type="simple">https://yoast.com/how-to-use-headings-on-your-site/</text:a></text:p>
          </table:table-cell>
          <table:table-cell table:number-columns-repeated="1017"/>
        </table:table-row>
        <table:table-row table:style-name="ro7">
          <table:table-cell office:value-type="float" office:value="13" calcext:value-type="float">
            <text:p>13</text:p>
          </table:table-cell>
          <table:table-cell office:value-type="string" calcext:value-type="string">
            <text:p>Accessibilité</text:p>
          </table:table-cell>
          <table:table-cell office:value-type="string" calcext:value-type="string">
            <text:p><text:span text:style-name="T1">Balises sémantiques</text:span> header, footer, etc.</text:p>
          </table:table-cell>
          <table:table-cell office:value-type="string" calcext:value-type="string">
            <text:p>Privilégier l’usage des balises sémantiques (header, footer, section, etc.) plutôt que de simples div</text:p>
          </table:table-cell>
          <table:table-cell office:value-type="string" calcext:value-type="string">
            <text:p>Quasiment aucune balise sémantique n’est utilisée (à par pour le nav)</text:p>
          </table:table-cell>
          <table:table-cell office:value-type="string" calcext:value-type="string">
            <text:p>Remplacer les « div » avec la balise sémantique appropriée</text:p>
          </table:table-cell>
          <table:table-cell office:value-type="string" calcext:value-type="string">
            <text:p><text:a xlink:href="https://developer.mozilla.org/fr/docs/Apprendre/a11y/HTML" xlink:type="simple">https://developer.mozilla.org/fr/docs/Apprendre/a11y/HTML</text:a></text:p>
          </table:table-cell>
          <table:table-cell table:number-columns-repeated="1017"/>
        </table:table-row>
        <table:table-row table:style-name="ro12">
          <table:table-cell office:value-type="float" office:value="14" calcext:value-type="float">
            <text:p>14</text:p>
          </table:table-cell>
          <table:table-cell office:value-type="string" calcext:value-type="string">
            <text:p>Accessibilité</text:p>
          </table:table-cell>
          <table:table-cell office:value-type="string" calcext:value-type="string">
            <text:p><text:span text:style-name="T1">Faible contraste</text:span> pour :</text:p>
            <text:p>- les boutons de la page d’accueil</text:p>
            <text:p>- le h2 du bloc 5 de la page d’accueil</text:p>
            <text:p>- le titre et texte dans le bloc6 page de contact</text:p>
          </table:table-cell>
          <table:table-cell office:value-type="string" calcext:value-type="string">
            <text:p>Il faut avoir un contraste minimum de 4.5:1 entre la couleur du texte, et la couleur du background</text:p>
          </table:table-cell>
          <table:table-cell office:value-type="string" calcext:value-type="string">
            <text:p>Le contraste minimum n’est pas respecté, donc potentiellement difficile à lire pour des personnes présentant certains troubles visuels</text:p>
          </table:table-cell>
          <table:table-cell office:value-type="string" calcext:value-type="string">
            <text:p>Modifier les couleurs pour respecter le contraste minimum</text:p>
          </table:table-cell>
          <table:table-cell office:value-type="string" calcext:value-type="string">
            <text:p><text:a xlink:href="https://www.w3.org/WAI/WCAG21/Understanding/contrast-minimum.html" xlink:type="simple">https://www.w3.org/WAI/WCAG21/Understanding/contrast-minimum.html</text:a></text:p>
          </table:table-cell>
          <table:table-cell table:number-columns-repeated="1017"/>
        </table:table-row>
        <table:table-row table:style-name="ro6">
          <table:table-cell office:value-type="float" office:value="15" calcext:value-type="float">
            <text:p>15</text:p>
          </table:table-cell>
          <table:table-cell office:value-type="string" calcext:value-type="string">
            <text:p>Recommandation</text:p>
          </table:table-cell>
          <table:table-cell office:value-type="string" calcext:value-type="string">
            <text:p><text:span text:style-name="T1">Taille de la police</text:span> des paragraphes</text:p>
          </table:table-cell>
          <table:table-cell office:value-type="string" calcext:value-type="string">
            <text:p>Il n’y a pas de taille de caractères minimum dans les bonnes pratiques (il faut juste que le terte reste lisible lorsque sa taille est doublée)</text:p>
          </table:table-cell>
          <table:table-cell office:value-type="string" calcext:value-type="string">
            <text:p>Cependant 11px pour les paragraphes semble très petit, et très difficile à lire sans être obligé de redimensionner la page</text:p>
          </table:table-cell>
          <table:table-cell office:value-type="string" calcext:value-type="string">
            <text:p>Augmenter la font-size</text:p>
          </table:table-cell>
          <table:table-cell office:value-type="string" calcext:value-type="string">
            <text:p><text:a xlink:href="https://www.w3.org/TR/WCAG21/#resize-text" xlink:type="simple">https://www.w3.org/TR/WCAG21/#resize-text</text:a></text:p>
          </table:table-cell>
          <table:table-cell table:number-columns-repeated="1017"/>
        </table:table-row>
        <table:table-row table:style-name="ro6">
          <table:table-cell office:value-type="float" office:value="16" calcext:value-type="float">
            <text:p>16</text:p>
          </table:table-cell>
          <table:table-cell office:value-type="string" calcext:value-type="string">
            <text:p>Accessibilité</text:p>
          </table:table-cell>
          <table:table-cell office:value-type="string" calcext:value-type="string">
            <text:p>dans le formulaire de contact, <text:span text:style-name="T1">label et input</text:span> ne sont pas liés</text:p>
          </table:table-cell>
          <table:table-cell office:value-type="string" calcext:value-type="string">
            <text:p>Label et input doivent être liés ensemble avec respectivement un attribut for et id</text:p>
          </table:table-cell>
          <table:table-cell office:value-type="string" calcext:value-type="string">
            <text:p>Sans l’association label-input, les liseuses d’écran ne peuvent pas déterminer quel label correspond à quel input</text:p>
          </table:table-cell>
          <table:table-cell office:value-type="string" calcext:value-type="string">
            <text:p>Ajouter l’attribut « for » adéquat aux balises label</text:p>
          </table:table-cell>
          <table:table-cell office:value-type="string" calcext:value-type="string">
            <text:p><text:a xlink:href="https://developer.mozilla.org/fr/docs/Accessibilité/ARIA/formulaires/Indications_elementaires_pour_les_formulaires" xlink:type="simple">https://developer.mozilla.org/fr/docs/Accessibilit%C3%A9/ARIA/formulaires/Indications_elementaires_pour_les_formulaires</text:a></text:p>
          </table:table-cell>
          <table:table-cell table:number-columns-repeated="1017"/>
        </table:table-row>
        <table:table-row table:style-name="ro3">
          <table:table-cell office:value-type="float" office:value="17" calcext:value-type="float">
            <text:p>17</text:p>
          </table:table-cell>
          <table:table-cell office:value-type="string" calcext:value-type="string">
            <text:p>Accessibilité</text:p>
          </table:table-cell>
          <table:table-cell office:value-type="string" calcext:value-type="string">
            <text:p><text:span text:style-name="T1">Attribut aria-label</text:span> sur les liens de réseaux sociaux</text:p>
          </table:table-cell>
          <table:table-cell office:value-type="string" calcext:value-type="string">
            <text:p>Utiliser l’attribut aria-label sur les liens représentés par un icône</text:p>
          </table:table-cell>
          <table:table-cell office:value-type="string" calcext:value-type="string">
            <text:p>L’attribut aria-label est utilisé pour définir une légende non-visible associée à un élément HTML dont le sens est transmis uniquement par le visuel. Par exemple, une croix pour fermer une fenêtre modale.</text:p>
          </table:table-cell>
          <table:table-cell office:value-type="string" calcext:value-type="string">
            <text:p>Ajouter cet attribut</text:p>
          </table:table-cell>
          <table:table-cell office:value-type="string" calcext:value-type="string">
            <text:p><text:a xlink:href="https://developer.mozilla.org/fr/docs/Accessibilité/ARIA/Techniques_ARIA/Utiliser_l_attribut_aria-label" xlink:type="simple">https://developer.mozilla.org/fr/docs/Accessibilit%C3%A9/ARIA/Techniques_ARIA/Utiliser_l_attribut_aria-label</text:a></text:p>
          </table:table-cell>
          <table:table-cell table:number-columns-repeated="1017"/>
        </table:table-row>
        <table:table-row table:style-name="ro10">
          <table:table-cell table:style-name="ce2"/>
          <table:table-cell table:style-name="ce4" office:value-type="string" calcext:value-type="string">
            <text:p>Assimilé à du Black Hat</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4">
          <table:table-cell office:value-type="float" office:value="18" calcext:value-type="float">
            <text:p>18</text:p>
          </table:table-cell>
          <table:table-cell office:value-type="string" calcext:value-type="string">
            <text:p>SEO / Accessibilité</text:p>
          </table:table-cell>
          <table:table-cell office:value-type="string" calcext:value-type="string">
            <text:p><text:span text:style-name="T2">Nom de fichier et Attributs alt des images</text:span><text:span text:style-name="T3"> absents ou pas cohérents (keyword stuffing) </text:span></text:p>
          </table:table-cell>
          <table:table-cell office:value-type="string" calcext:value-type="string">
            <text:p>Utiliser des noms de fichiers et du texte "alt" courts mais descriptifs</text:p>
          </table:table-cell>
          <table:table-cell office:value-type="string" calcext:value-type="string">
            <text:p>L’attribut "alt" permet de spécifier un texte de remplacement si l'image ne peut pas être affichée. Aide aussi au référencement. En aucun cas il permet de lister des mots clés</text:p>
          </table:table-cell>
          <table:table-cell office:value-type="string" calcext:value-type="string">
            <text:p>Renommer les fichiers d’image, et écrire un texte alternatif cohérent</text:p>
          </table:table-cell>
          <table:table-cell office:value-type="string" calcext:value-type="string">
            <text:p>1. <text:a xlink:href="https://www.w3.org/TR/WCAG21/#text-alternatives" xlink:type="simple">https://www.w3.org/TR/WCAG21/#text-alternatives</text:a></text:p>
            <text:p>2. <text:a xlink:href="https://support.google.com/webmasters/answer/7451184?hl=fr#usealtattribute" xlink:type="simple">https://support.google.com/webmasters/answer/7451184?hl=fr#usealtattribute</text:a></text:p>
            <text:p>3. <text:a xlink:href="https://support.google.com/webmasters/answer/66358?hl=fr&amp;ref_topic=6001971" xlink:type="simple">https://support.google.com/webmasters/answer/66358?hl=fr&amp;ref_topic=6001971</text:a></text:p>
          </table:table-cell>
          <table:table-cell table:number-columns-repeated="1017"/>
        </table:table-row>
        <table:table-row table:style-name="ro6">
          <table:table-cell office:value-type="float" office:value="19" calcext:value-type="float">
            <text:p>19</text:p>
          </table:table-cell>
          <table:table-cell office:value-type="string" calcext:value-type="string">
            <text:p>SEO</text:p>
          </table:table-cell>
          <table:table-cell table:style-name="ce7" office:value-type="string" calcext:value-type="string">
            <text:p>Contenu dissimulé</text:p>
          </table:table-cell>
          <table:table-cell office:value-type="string" calcext:value-type="string">
            <text:p>Ne pas le faire. Le contenu de la page doit être suffisant pour le référencement naturel</text:p>
          </table:table-cell>
          <table:table-cell office:value-type="string" calcext:value-type="string">
            <text:p>Les texte dissimulé (1px, en blanc sur fond blanc) dans le but de placer des mots clés est très fortement pénalisé par Google</text:p>
          </table:table-cell>
          <table:table-cell office:value-type="string" calcext:value-type="string">
            <text:p>Supprimer les contenus dissimulés</text:p>
          </table:table-cell>
          <table:table-cell office:value-type="string" calcext:value-type="string">
            <text:p><text:a xlink:href="https://support.google.com/webmasters/answer/66353?hl=fr&amp;ref_topic=6001971" xlink:type="simple">https://support.google.com/webmasters/answer/66353?hl=fr&amp;ref_topic=6001971</text:a></text:p>
          </table:table-cell>
          <table:table-cell table:number-columns-repeated="1017"/>
        </table:table-row>
        <table:table-row table:style-name="ro13">
          <table:table-cell office:value-type="float" office:value="20" calcext:value-type="float">
            <text:p>20</text:p>
          </table:table-cell>
          <table:table-cell office:value-type="string" calcext:value-type="string">
            <text:p>SEO</text:p>
          </table:table-cell>
          <table:table-cell office:value-type="string" calcext:value-type="string">
            <text:p><text:span text:style-name="T1">Liens </text:span>dans le footer</text:p>
          </table:table-cell>
          <table:table-cell office:value-type="string" calcext:value-type="string">
            <text:p>Obtenir des liens naturels plutôt que spammer les annuaires ou que d’acheter des paid links</text:p>
            <text:p>+ Créer des partenariats avec des entreprises dans le même secteur d’activité</text:p>
          </table:table-cell>
          <table:table-cell office:value-type="string" calcext:value-type="string">
            <text:p>Cette pratique est considérée comme de la tromperie par Google, qui pénalise les site en faisant usage</text:p>
          </table:table-cell>
          <table:table-cell office:value-type="string" calcext:value-type="string">
            <text:p>Supprimer les liens considérés comme « spammy » ou « non cohérents » avec le contenu du site, puis</text:p>
            <text:p>- Créer des « vrais » partenariats avec des entreprises non concurrentes (exemple : une agence de marketing sur Lyon)</text:p>
            <text:p>- Proposer ses services à un influenceur en échange d’un lien</text:p>
            <text:p>- Être plus actif sur les réseaux sociaux</text:p>
          </table:table-cell>
          <table:table-cell office:value-type="string" calcext:value-type="string">
            <text:p><text:a xlink:href="https://support.google.com/webmasters/answer/66356?hl=fr&amp;ref_topic=6001971" xlink:type="simple">https://support.google.com/webmasters/answer/66356?hl=fr&amp;ref_topic=6001971</text:a></text:p>
          </table:table-cell>
          <table:table-cell table:number-columns-repeated="1017"/>
        </table:table-row>
        <table:table-row table:style-name="ro10">
          <table:table-cell table:style-name="ce2"/>
          <table:table-cell table:style-name="ce4" office:value-type="string" calcext:value-type="string">
            <text:p>Rapidité de chargement</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6">
          <table:table-cell office:value-type="float" office:value="21" calcext:value-type="float">
            <text:p>21</text:p>
          </table:table-cell>
          <table:table-cell office:value-type="string" calcext:value-type="string">
            <text:p>SEO</text:p>
          </table:table-cell>
          <table:table-cell office:value-type="string" calcext:value-type="string">
            <text:p><text:span text:style-name="T1">Images </text:span>trop volumineuses</text:p>
          </table:table-cell>
          <table:table-cell office:value-type="string" calcext:value-type="string">
            <text:p>Les images doivent être les plus légères possible pour accélérer le chargement de la page</text:p>
          </table:table-cell>
          <table:table-cell office:value-type="string" calcext:value-type="string">
            <text:p>Images dans un mauvais format (bmp) ou d’une trop grande définition, implique un temps de chargement plus important</text:p>
          </table:table-cell>
          <table:table-cell office:value-type="string" calcext:value-type="string">
            <text:p>Réduire la taille des images à son minimum nécessaire. En particulier, optimiser la version mobile du site (car utilisée pour le référencement)</text:p>
          </table:table-cell>
          <table:table-cell office:value-type="string" calcext:value-type="string">
            <text:p>1. <text:a xlink:href="https://support.google.com/webmasters/answer/114016?hl=en" xlink:type="simple">https://support.google.com/webmasters/answer/114016?hl=en</text:a></text:p>
            <text:p>2. <text:a xlink:href="https://developers.google.com/web/fundamentals/performance/optimizing-content-efficiency/image-optimization" xlink:type="simple">https://developers.google.com/web/fundamentals/performance/optimizing-content-efficiency/image-optimization</text:a></text:p>
          </table:table-cell>
          <table:table-cell table:number-columns-repeated="1017"/>
        </table:table-row>
        <table:table-row table:style-name="ro6">
          <table:table-cell office:value-type="float" office:value="22" calcext:value-type="float">
            <text:p>22</text:p>
          </table:table-cell>
          <table:table-cell office:value-type="string" calcext:value-type="string">
            <text:p>SEO</text:p>
          </table:table-cell>
          <table:table-cell office:value-type="string" calcext:value-type="string">
            <text:p><text:span text:style-name="T1">Minifier</text:span> le CSS et le JS</text:p>
          </table:table-cell>
          <table:table-cell office:value-type="string" calcext:value-type="string">
            <text:p>Les ressources CSS et Javascript devraient être minifiés pour réduire le temps de chargement de la page</text:p>
          </table:table-cell>
          <table:table-cell office:value-type="string" calcext:value-type="string">
            <text:p>Les fichiers non minifiés sont plus volumineux, donc plus lents à charger</text:p>
          </table:table-cell>
          <table:table-cell office:value-type="string" calcext:value-type="string">
            <text:p>Minifier le CSS et le JS</text:p>
          </table:table-cell>
          <table:table-cell office:value-type="string" calcext:value-type="string">
            <text:p>1. <text:a xlink:href="https://webmaster-fr.googleblog.com/2018/01/vitesse-chargement-pages-critere-positionnement.html" xlink:type="simple">https://webmaster-fr.googleblog.com/2018/01/vitesse-chargement-pages-critere-positionnement.html</text:a></text:p>
            <text:p>2. <text:a xlink:href="https://www.seo.fr/informations/vitesse" xlink:type="simple">https://www.seo.fr/informations/vitesse</text:a></text:p>
          </table:table-cell>
          <table:table-cell table:number-columns-repeated="1017"/>
        </table:table-row>
        <table:table-row table:style-name="ro4">
          <table:table-cell office:value-type="float" office:value="23" calcext:value-type="float">
            <text:p>23</text:p>
          </table:table-cell>
          <table:table-cell office:value-type="string" calcext:value-type="string">
            <text:p>SEO</text:p>
          </table:table-cell>
          <table:table-cell office:value-type="string" calcext:value-type="string">
            <text:p><text:span text:style-name="T1">Javascript</text:span> chargé en début de page</text:p>
          </table:table-cell>
          <table:table-cell office:value-type="string" calcext:value-type="string">
            <text:p>Charger le JS après le html ou de manière asynchrone</text:p>
          </table:table-cell>
          <table:table-cell office:value-type="string" calcext:value-type="string">
            <text:p>Charger des fichiers JS au début, va bloquer le chargement du html, et dont augmenter le temps de chargement ressenti de l’utilisateur et des moteurs de recherche</text:p>
          </table:table-cell>
          <table:table-cell office:value-type="string" calcext:value-type="string">
            <text:p>Utiliser l’attribut « async » ou « defer » lors de l’appel des fichiers JS</text:p>
          </table:table-cell>
          <table:table-cell office:value-type="string" calcext:value-type="string">
            <text:p><text:a xlink:href="https://www.alsacreations.com/astuce/lire/1562-script-attribut-async-defer.html" xlink:type="simple">https://www.alsacreations.com/astuce/lire/1562-script-attribut-async-defer.html</text:a></text:p>
          </table:table-cell>
          <table:table-cell table:number-columns-repeated="1017"/>
        </table:table-row>
        <table:table-row table:style-name="ro4">
          <table:table-cell office:value-type="float" office:value="24" calcext:value-type="float">
            <text:p>24</text:p>
          </table:table-cell>
          <table:table-cell office:value-type="string" calcext:value-type="string">
            <text:p>SEO</text:p>
          </table:table-cell>
          <table:table-cell office:value-type="string" calcext:value-type="string">
            <text:p><text:span text:style-name="T1">Ressources externes </text:span>(FontAwesome, jQuerry, Bootstrap) auto-hébergées</text:p>
          </table:table-cell>
          <table:table-cell office:value-type="string" calcext:value-type="string">
            <text:p>Utiliser les liens des CDN plutôt que héberger les ressources externes</text:p>
          </table:table-cell>
          <table:table-cell office:value-type="string" calcext:value-type="string">
            <text:p>Ces ressources externes étant très fréquemment utilisées, il est possible que l’utilisateur les ait déjà en cache, ce qui améliore la rapidité.</text:p>
            <text:p>Ou bien possibilité d’un chargement asynchrone</text:p>
          </table:table-cell>
          <table:table-cell office:value-type="string" calcext:value-type="string">
            <text:p>Utiliser des liens des CDN couramment utilisés : FontAwesome, jQuerry, Bootstrap</text:p>
          </table:table-cell>
          <table:table-cell office:value-type="string" calcext:value-type="string">
            <text:p>1. <text:a xlink:href="https://developers.google.com/fonts/faq#will_web_fonts_slow_down_my_page" xlink:type="simple">https://developers.google.com/fonts/faq#will_web_fonts_slow_down_my_page</text:a></text:p>
            <text:p>2. <text:a xlink:href="https://fontawesome.com/v4.7.0/get-started/" xlink:type="simple">https://fontawesome.com/v4.7.0/get-started/</text:a></text:p>
          </table:table-cell>
          <table:table-cell table:number-columns-repeated="1017"/>
        </table:table-row>
        <table:table-row table:style-name="ro7">
          <table:table-cell office:value-type="float" office:value="25" calcext:value-type="float">
            <text:p>25</text:p>
          </table:table-cell>
          <table:table-cell office:value-type="string" calcext:value-type="string">
            <text:p>SEO</text:p>
          </table:table-cell>
          <table:table-cell office:value-type="string" calcext:value-type="string">
            <text:p>Paramétrage du serveur : <text:span text:style-name="T1">gzip et cache</text:span></text:p>
          </table:table-cell>
          <table:table-cell office:value-type="string" calcext:value-type="string">
            <text:p>Optimiser la vitesse de chargement en paramétrant correctement le serveur</text:p>
          </table:table-cell>
          <table:table-cell office:value-type="string" calcext:value-type="string">
            <text:p>Pas d’infos sur la configuration actuelle du serveur</text:p>
          </table:table-cell>
          <table:table-cell office:value-type="string" calcext:value-type="string">
            <text:p>Paramétrer la manière d’encoder en gzip (par défaut sur Firebase) ainsi que le cache</text:p>
          </table:table-cell>
          <table:table-cell office:value-type="string" calcext:value-type="string">
            <text:p><text:a xlink:href="https://webmaster-fr.googleblog.com/2018/01/vitesse-chargement-pages-critere-positionnement.html" xlink:type="simple">https://webmaster-fr.googleblog.com/2018/01/vitesse-chargement-pages-critere-positionnement.html</text:a></text:p>
          </table:table-cell>
          <table:table-cell table:number-columns-repeated="1017"/>
        </table:table-row>
        <table:table-row table:style-name="ro10">
          <table:table-cell table:style-name="ce2"/>
          <table:table-cell table:style-name="ce4" office:value-type="string" calcext:value-type="string">
            <text:p>Correction de bug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7">
          <table:table-cell office:value-type="float" office:value="26" calcext:value-type="float">
            <text:p>26</text:p>
          </table:table-cell>
          <table:table-cell office:value-type="string" calcext:value-type="string">
            <text:p>Accessibilité / recommandation</text:p>
          </table:table-cell>
          <table:table-cell office:value-type="string" calcext:value-type="string">
            <text:p><text:span text:style-name="T1">Menu de navigation</text:span> de la page de contact</text:p>
          </table:table-cell>
          <table:table-cell office:value-type="string" calcext:value-type="string">
            <text:p>Avoir un site sans bug d’affichage</text:p>
          </table:table-cell>
          <table:table-cell office:value-type="string" calcext:value-type="string">
            <text:p>Le menu de navigation fonctionne mal</text:p>
          </table:table-cell>
          <table:table-cell office:value-type="string" calcext:value-type="string">
            <text:p>Reprendre le menu de navigation de la page d’accueil qui fonctionne bien</text:p>
          </table:table-cell>
          <table:table-cell office:value-type="string" calcext:value-type="string">
            <text:p>NA</text:p>
          </table:table-cell>
          <table:table-cell table:number-columns-repeated="1017"/>
        </table:table-row>
        <table:table-row table:style-name="ro14">
          <table:table-cell office:value-type="float" office:value="27" calcext:value-type="float">
            <text:p>27</text:p>
          </table:table-cell>
          <table:table-cell office:value-type="string" calcext:value-type="string">
            <text:p>Accessibilité</text:p>
          </table:table-cell>
          <table:table-cell office:value-type="string" calcext:value-type="string">
            <text:p>Les <text:span text:style-name="T1">liens des réseaux sociaux</text:span> dans le footer de la page de contact</text:p>
          </table:table-cell>
          <table:table-cell office:value-type="string" calcext:value-type="string">
            <text:p>Avoir un site sans bug d’affichage</text:p>
          </table:table-cell>
          <table:table-cell office:value-type="string" calcext:value-type="string">
            <text:p>Les icones vers les réseaux sociaux ne s’affichent pas</text:p>
          </table:table-cell>
          <table:table-cell office:value-type="string" calcext:value-type="string">
            <text:p>Reprendre les liens de la page d’accueil</text:p>
          </table:table-cell>
          <table:table-cell office:value-type="string" calcext:value-type="string">
            <text:p>NA</text:p>
          </table:table-cell>
          <table:table-cell table:number-columns-repeated="1017"/>
        </table:table-row>
        <table:table-row table:style-name="ro10" table:number-rows-repeated="11">
          <table:table-cell table:style-name="Default" table:number-columns-repeated="1023"/>
          <table:table-cell/>
        </table:table-row>
        <table:table-row table:style-name="ro10" table:number-rows-repeated="1048529">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svg:font-family="Roboto" style:font-pitch="variable"/>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0">00/00/0000</text:date>, <text:time style:data-style-name="N2" text:time-value="14:57:48.388130506">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6-20T16:04:15.294995457</dc:date>
    <meta:editing-duration>PT3H13M40S</meta:editing-duration>
    <meta:editing-cycles>13</meta:editing-cycles>
    <meta:document-statistic meta:table-count="1" meta:cell-count="202" meta:object-count="0"/>
  </office:meta>
</office:document-meta>
</file>